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2060B6CB26AEBDB82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93cm"/>
    </style:style>
    <style:style style:name="gr3" style:family="graphic" style:parent-style-name="standard">
      <style:graphic-properties draw:stroke="none" svg:stroke-color="#000000" draw:fill="none" draw:fill-color="#ffffff" fo:min-height="2.798cm"/>
    </style:style>
    <style:style style:name="gr4" style:family="graphic" style:parent-style-name="objectwithoutfill">
      <style:graphic-properties svg:stroke-width="0.254cm" draw:marker-start-width="0.965cm" draw:marker-end="Arrow" draw:marker-end-width="0.813cm" draw:fill="none" draw:textarea-vertical-align="middle" fo:padding-top="0.252cm" fo:padding-bottom="0.252cm" fo:padding-left="0.377cm" fo:padding-right="0.3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66" fo:font-size="48pt" style:font-size-asian="48pt" style:font-size-complex="48pt"/>
    </style:style>
    <style:style style:name="T1" style:family="text">
      <style:text-properties fo:color="#ffff66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73cm" svg:x="0cm" svg:y="0cm">
          <draw:image xlink:href="Pictures/10000000000007800000042060B6CB26AEBDB82D.png" xlink:type="simple" xlink:show="embed" xlink:actuate="onLoad">
            <text:p/>
          </draw:image>
        </draw:frame>
        <draw:frame draw:style-name="gr2" draw:text-style-name="P2" draw:layer="layout" svg:width="1.778cm" svg:height="2.143cm" svg:x="8.001cm" svg:y="3.72cm">
          <draw:text-box>
            <text:p><text:span text:style-name="T1">4</text:span></text:p>
          </draw:text-box>
        </draw:frame>
        <draw:frame draw:style-name="gr3" draw:text-style-name="P2" draw:layer="layout" svg:width="1.778cm" svg:height="3.048cm" svg:x="17.805cm" svg:y="4.572cm">
          <draw:text-box>
            <text:p><text:span text:style-name="T1">3</text:span></text:p>
          </draw:text-box>
        </draw:frame>
        <draw:frame draw:style-name="gr2" draw:text-style-name="P2" draw:layer="layout" svg:width="1.778cm" svg:height="2.143cm" svg:x="5.553cm" svg:y="8.027cm">
          <draw:text-box>
            <text:p><text:span text:style-name="T1">1</text:span></text:p>
          </draw:text-box>
        </draw:frame>
        <draw:frame draw:style-name="gr2" draw:text-style-name="P2" draw:layer="layout" svg:width="1.778cm" svg:height="2.143cm" svg:x="13.416cm" svg:y="2.466cm">
          <draw:text-box>
            <text:p><text:span text:style-name="T1">2</text:span></text:p>
          </draw:text-box>
        </draw:frame>
        <draw:line draw:style-name="gr4" draw:text-style-name="P1" draw:layer="layout" svg:x1="14.813cm" svg:y1="3.339cm" svg:x2="17.353cm" svg:y2="2.323cm">
          <text:p/>
        </draw:line>
        <draw:line draw:style-name="gr4" draw:text-style-name="P1" draw:layer="layout" svg:x1="5.688cm" svg:y1="9.254cm" svg:x2="3.529cm" svg:y2="9.3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ff6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0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8T15:48:53.533789778</dc:date>
    <meta:editing-duration>PT16M41S</meta:editing-duration>
    <meta:editing-cycles>4</meta:editing-cycles>
    <meta:generator>LibreOffice/5.1.6.2$Linux_X86_64 LibreOffice_project/10m0$Build-2</meta:generator>
    <meta:document-statistic meta:object-count="7"/>
  </office:meta>
</office:document-meta>
</file>